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2-09-27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2-03-30 1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21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2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7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3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7-22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7 0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6 23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2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3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7-09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6-06 0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5-30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5-02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5-0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5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10-12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8-04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7-08-03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7-05-2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7-01-3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6-09-09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6-03-15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5-10-15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5-07-30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5-06-24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5-04-14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5-02-2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4-12-04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1-10-06 23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10-03-2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09-07-14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09-06-0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54152</text:p>
          </table:table-cell>
          <table:table-cell office:value-type="string" calcext:value-type="string">
            <text:p>2009-01-28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081" meta:object-count="0"/>
    <meta:user-defined meta:name="AppVersion">3.0</meta:user-defined>
  </office:meta>
</office:document-meta>
</file>